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3877"/>
    </style:style>
    <style:style style:name="P2" style:family="paragraph" style:parent-style-name="Standard">
      <style:text-properties officeooo:paragraph-rsid="0012f34e"/>
    </style:style>
    <style:style style:name="T1" style:family="text">
      <style:text-properties officeooo:rsid="00123877"/>
    </style:style>
    <style:style style:name="T2" style:family="text">
      <style:text-properties fo:color="#c9211e" officeooo:rsid="001238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olksabstimmungen als eine „von unten“ initiierte Form von direkter Demokratie sind mittlerweile in allen Landesverfassungen der Bundesrepublik Deutschland verankert. Die Details des Verfahrens werden auf der Ebene der Bundesländer durch Volksabstimmungsgesetze geregelt. Insbesondere hinsichtlich der Unterschriftenhürden und Quoren variieren die Regelungen von Bundesland zu Bundesland stark. Auch sind die Begrifflichkeiten für die Verfahrensstufen nicht immer einheitlich. Nichtsdestotrotz kann festgehalten werden, dass sich mittlerweile ein dreistufiges Verfahren („dreistufige Volksgesetzgebung“) in allen Bundesländern etabliert hat:</text:span></text:p>
      <text:p text:style-name="P1"><text:span text:style-name="T1">1. Volksinitiative bzw. Antrag auf Volksbegehren</text:span></text:p>
      <text:p text:style-name="P1"><text:span text:style-name="T1">2. Volksbegehren</text:span></text:p>
      <text:p text:style-name="P1"><text:span text:style-name="T1">3. Volksentscheid bzw. Volksabstimmung</text:span></text:p>
      <text:p text:style-name="P1"/>
      <text:p text:style-name="P2"><text:span text:style-name="T1">Das Grundgesetz der Bundesrepublik Deutschland legt den Grundstein für die Volksgesetzgebung: </text:span>„Alle Staatsgewalt geht vom Volke aus. Sie wird vom Volk in Wahlen und Abstimmungen […] ausgeübt.“ <text:span text:style-name="T1">(Art. 20 Abs. 2). Allerdings ist eine gesetzliche Regelung des Verfahrens auf Bundesebene bisher ausgeblieben. Der Verein Mehr Demokratie e.V. setzt sich in Deutschland (gemeinsam mit dem OMNIBUS für direkte Demokratie) seit über dreißig Jahren maßgeblich dafür ein, dass ein Volksabstimmungsgesetz auch für die Bundesebene verabschiedet wird (zu ihrem Vorschlag hier). </text:span><text:span text:style-name="T2">Direkte Demokratie ist in allen Bundesländern Deutschlands gesetzlich geregelt und in vielen davon bewährte Praxis. Nun soll sie auch auf Bundesebene endlich zum Einsatz kommen.</text:span></text:p>
      <text:p text:style-name="P1"/>
      <text:p text:style-name="P1"><text:span text:style-name="T1">Ziel dieser App ist es, die vielgestaltige und kontroverse Entwicklung der Volksgesetzgebung in den Bundesländern seit 1946 nachzuzeichnen und langfristig auch zukünftige Entwicklungen festhalten zu können. Ausgangspunkt sind dabei die Landesverfassungen der westdeutschen Bundesländer nach dem Zweiten Weltkrieg sowie die Landesverfassungen der ostdeutschen Bundesländer nach der Wiedervereinigung, die Verabschiedung dazugehöriger Landesgesetze sowie Reformen der Verfassungen und Gesetze auf Landeseben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4T18:08:16.249000000</meta:creation-date>
    <dc:date>2021-01-04T18:39:29.859000000</dc:date>
    <meta:editing-duration>PT7M52S</meta:editing-duration>
    <meta:editing-cycles>1</meta:editing-cycles>
    <meta:document-statistic meta:table-count="0" meta:image-count="0" meta:object-count="0" meta:page-count="1" meta:paragraph-count="6" meta:word-count="247" meta:character-count="1990" meta:non-whitespace-character-count="1749"/>
    <meta:generator>LibreOffice/6.3.6.2$Windows_X86_64 LibreOffice_project/2196df99b074d8a661f4036fca8fa0cbfa33a497</meta:generator>
  </office:meta>
</office:document-meta>
</file>